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1.298cm" style:rel-column-width="38966*"/>
    </style:style>
    <style:style style:name="Tabella2.B" style:family="table-column">
      <style:table-column-properties style:column-width="2.99cm" style:rel-column-width="10312*"/>
    </style:style>
    <style:style style:name="Tabella2.C" style:family="table-column">
      <style:table-column-properties style:column-width="2.514cm" style:rel-column-width="8669*"/>
    </style:style>
    <style:style style:name="Tabella2.D" style:family="table-column">
      <style:table-column-properties style:column-width="2.2cm" style:rel-column-width="7588*"/>
    </style:style>
    <style:style style:name="Tabella2.A1" style:family="table-cell">
      <style:table-cell-properties style:vertical-align="middle" fo:background-color="#ff66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style:vertical-align="middle" fo:background-color="#ff6600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2.594cm" style:rel-column-width="43438*"/>
    </style:style>
    <style:style style:name="Tabella1.B" style:family="table-column">
      <style:table-column-properties style:column-width="3.413cm" style:rel-column-width="11772*"/>
    </style:style>
    <style:style style:name="Tabella1.C" style:family="table-column">
      <style:table-column-properties style:column-width="1.984cm" style:rel-column-width="6844*"/>
    </style:style>
    <style:style style:name="Tabella1.D" style:family="table-column">
      <style:table-column-properties style:column-width="1.009cm" style:rel-column-width="3481*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style:vertical-align="middle"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background-color="#00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5" style:family="table-cell">
      <style:table-cell-properties style:vertical-align="middle" fo:background-color="#00cc00" fo:padding="0.097cm" fo:border="0.05pt solid #000000">
        <style:background-image/>
      </style:table-cell-properties>
    </style:style>
    <style:style style:name="Tabella1.A8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A10" style:family="table-cell">
      <style:table-cell-properties fo:padding="0.097cm" fo:border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none" fo:border-right="none" fo:border-top="none" fo:border-bottom="0.05pt solid #000000"/>
    </style:style>
    <style:style style:name="Tabella1.B14" style:family="table-cell">
      <style:table-cell-properties fo:background-color="#ff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21f62e" officeooo:paragraph-rsid="0021f62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ae1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af08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1e614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397415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41446a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rsid="0016df98" officeooo:paragraph-rsid="00452d2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139b50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rsid="0021f62e" officeooo:paragraph-rsid="003e938a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6pt" fo:font-style="normal" style:text-underline-style="none" fo:font-weight="bold" officeooo:paragraph-rsid="003e938a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officeooo:paragraph-rsid="00212583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690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officeooo:rsid="0016df98" officeooo:paragraph-rsid="0016df9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21f62e" officeooo:paragraph-rsid="003e93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16a7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8pt" fo:font-style="normal" style:text-underline-style="none" fo:font-weight="normal" officeooo:paragraph-rsid="003e938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bold" officeooo:paragraph-rsid="004cf9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4721c4"/>
    </style:style>
    <style:style style:name="T6" style:family="text">
      <style:text-properties officeooo:rsid="001cef74" fo:background-color="#0084d1" loext:char-shading-value="0"/>
    </style:style>
    <style:style style:name="T7" style:family="text">
      <style:text-properties officeooo:rsid="001cef74"/>
    </style:style>
    <style:style style:name="T8" style:family="text">
      <style:text-properties fo:color="#ffcc00" officeooo:rsid="001cef74" fo:background-color="#ffcc00" loext:char-shading-value="0"/>
    </style:style>
    <style:style style:name="T9" style:family="text">
      <style:text-properties officeooo:rsid="001cef74" fo:background-color="#ff6600" loext:char-shading-value="0"/>
    </style:style>
    <style:style style:name="T10" style:family="text">
      <style:text-properties officeooo:rsid="001e6141"/>
    </style:style>
    <style:style style:name="T11" style:family="text">
      <style:text-properties officeooo:rsid="0033adb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97415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'it_IT')&gt;</text:placeholder></text:p>
      <text:p text:style-name="P6">CONTI ANALITICI (normale attività a listino e contratto)</text:p>
      <text:p text:style-name="P4"><text:placeholder text:placeholder-type="text">&lt;for each="header, first, project, partner, account, ts, total in get_objects(objects, data)"&gt;</text:placeholder></text:p>
      <text:p text:style-name="P17"><text:placeholder text:placeholder-type="text">&lt;if test="first"&gt;</text:placeholder></text:p>
      <text:p text:style-name="P16"/>
      <text:p text:style-name="P21"><text:placeholder text:placeholder-type="text">&lt;partner.name&gt;</text:placeholder></text:p>
      <text:p text:style-name="P18"><text:placeholder text:placeholder-type="text">&lt;if test="get_list_partner_task_closed(partner.id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>
            <table:table-cell table:style-name="Tabella2.A1" office:value-type="string">
              <text:p text:style-name="P14">Pratiche chiuse nel periodo</text:p>
            </table:table-cell>
            <table:table-cell table:style-name="Tabella2.A1" office:value-type="string">
              <text:p text:style-name="P13">Ore</text:p>
            </table:table-cell>
            <table:table-cell table:style-name="Tabella2.A1" office:value-type="string">
              <text:p text:style-name="P33">Periodo</text:p>
            </table:table-cell>
            <table:table-cell table:style-name="Tabella2.D1" office:value-type="string">
              <text:p text:style-name="P33">Totale</text:p>
            </table:table-cell>
          </table:table-row>
        </table:table-header-rows>
        <table:table-row>
          <table:table-cell table:style-name="Tabella2.A2" table:number-columns-spanned="4" office:value-type="string">
            <text:p text:style-name="P19"><text:placeholder text:placeholder-type="text">&lt;for each="project in get_list_partner_task_closed(partner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25"><text:placeholder text:placeholder-type="text">&lt;project.name&gt;</text:placeholder></text:p>
          </table:table-cell>
          <table:table-cell table:style-name="Tabella2.B3" office:value-type="string">
            <text:p text:style-name="P27"><text:placeholder text:placeholder-type="text">&lt;get_hour_format(project.all_effective_hours)&gt;</text:placeholder> <text:span text:style-name="T13">su </text:span><text:span text:style-name="T13"><text:placeholder text:placeholder-type="text">&lt;get_hour_format(project.all_planned_hours)&gt;</text:placeholder></text:span></text:p>
          </table:table-cell>
          <table:table-cell table:style-name="Tabella2.C3" office:value-type="string">
            <text:p text:style-name="P27"><text:placeholder text:placeholder-type="text">&lt;formatLang(project.date_start, date=True) if project.date_start else ''&gt;</text:placeholder></text:p>
            <text:p text:style-name="P36"><text:placeholder text:placeholder-type="text">&lt;formatLang(project.date, date=True) if project.date else ''&gt;</text:placeholder></text:p>
          </table:table-cell>
          <table:table-cell table:style-name="Tabella2.D3" office:value-type="string">
            <text:p text:style-name="P30"><text:placeholder text:placeholder-type="text">&lt;formatLang(project.planned_total)&gt;</text:placeholder> <text:span text:style-name="T11">€</text:span></text:p>
          </table:table-cell>
        </table:table-row>
        <table:table-row>
          <table:table-cell table:style-name="Tabella2.A4" table:number-columns-spanned="4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0"/>
      <text:p text:style-name="P20"><text:placeholder text:placeholder-type="text">&lt;/if&gt;</text:placeholder></text:p>
      <text:p text:style-name="P17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11"><text:placeholder text:placeholder-type="text">&lt;if test="header == 'practice'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12"><text:placeholder text:placeholder-type="text">&lt;account&gt;</text:placeholder> <text:span text:style-name="T10">[</text:span><text:span text:style-name="T10"><text:placeholder text:placeholder-type="text">&lt;get_selection_item(project, 'state')&gt;</text:placeholder></text:span><text:span text:style-name="T10">]</text:span></text:p>
            </table:table-cell>
            <table:table-cell table:style-name="Tabella1.A2" office:value-type="string">
              <text:p text:style-name="P32">Utente</text:p>
            </table:table-cell>
            <table:table-cell table:style-name="Tabella1.A2" office:value-type="string">
              <text:p text:style-name="P32">Data</text:p>
            </table:table-cell>
            <table:table-cell table:style-name="Tabella1.D2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11"><text:placeholder text:placeholder-type="text">&lt;if test="header == 'contract'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5" office:value-type="string">
              <text:p text:style-name="P12"><text:placeholder text:placeholder-type="text">&lt;account&gt;</text:placeholder> <text:span text:style-name="T10">[</text:span><text:span text:style-name="T10"><text:placeholder text:placeholder-type="text">&lt;get_selection_item(project, 'state')&gt;</text:placeholder></text:span><text:span text:style-name="T10">]</text:span></text:p>
            </table:table-cell>
            <table:table-cell table:style-name="Tabella1.A5" office:value-type="string">
              <text:p text:style-name="P32">Utente</text:p>
            </table:table-cell>
            <table:table-cell table:style-name="Tabella1.A5" office:value-type="string">
              <text:p text:style-name="P32">Data</text:p>
            </table:table-cell>
            <table:table-cell table:style-name="Tabella1.D5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3" table:number-columns-spanned="4" office:value-type="string">
              <text:p text:style-name="P37"><text:placeholder text:placeholder-type="text">&lt;if test="header == 'pricelist'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.A8" office:value-type="string">
              <text:p text:style-name="P10"><text:placeholder text:placeholder-type="text">&lt;account&gt;</text:placeholder></text:p>
            </table:table-cell>
            <table:table-cell table:style-name="Tabella1.A8" office:value-type="string">
              <text:p text:style-name="P32">Utente</text:p>
            </table:table-cell>
            <table:table-cell table:style-name="Tabella1.A8" office:value-type="string">
              <text:p text:style-name="P32">Data</text:p>
            </table:table-cell>
            <table:table-cell table:style-name="Tabella1.A1" office:value-type="string">
              <text:p text:style-name="P32">H.</text:p>
            </table:table-cell>
          </table:table-row>
          <table:table-row>
            <table:table-cell table:style-name="Tabella1.A3" table:number-columns-spanned="4" office:value-type="string">
              <text:p text:style-name="P11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10" table:number-columns-spanned="4" office:value-type="string">
            <text:p text:style-name="P35"><text:text-input text:description="&lt;for each=&quot;l in ts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4"><text:placeholder text:placeholder-type="text">&lt;l.product_id.name&gt;</text:placeholder>: <text:placeholder text:placeholder-type="text">&lt;l.name&gt;</text:placeholder> <text:span text:style-name="T12"><text:placeholder text:placeholder-type="text">&lt;('[%s]' % l.project_task_id.name) if project and l.project_task_id else ''&gt;</text:placeholder></text:span></text:p>
          </table:table-cell>
          <table:table-cell table:style-name="Tabella1.B11" office:value-type="string">
            <text:p text:style-name="P23"><text:placeholder text:placeholder-type="text">&lt;l.user_id.name&gt;</text:placeholder></text:p>
          </table:table-cell>
          <table:table-cell table:style-name="Tabella1.C11" office:value-type="string">
            <text:p text:style-name="P26"><text:placeholder text:placeholder-type="text">&lt;formatLang(l.date, date=True)&gt;</text:placeholder></text:p>
          </table:table-cell>
          <table:table-cell table:style-name="Tabella1.D11" office:value-type="string">
            <text:p text:style-name="P28"><text:placeholder text:placeholder-type="text">&lt;get_hour_format(l.unit_amount)&gt;</text:placeholder></text:p>
          </table:table-cell>
        </table:table-row>
        <table:table-row>
          <table:table-cell table:style-name="Tabella1.A12" table:number-columns-spanned="4" office:value-type="string">
            <text:p text:style-name="P3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15"><text:placeholder text:placeholder-type="text">&lt;if test="t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office:value-type="string">
            <text:p text:style-name="P31">Totale</text:p>
          </table:table-cell>
          <table:table-cell table:style-name="Tabella1.B14" table:number-columns-spanned="3" office:value-type="string">
            <text:p text:style-name="P29"><text:placeholder text:placeholder-type="text">&lt;get_hour_format(total)&gt;</text:placeholder></text:p>
          </table:table-cell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704cm" style:rel-column-width="12776*"/>
    </style:style>
    <style:style style:name="Tabella3.B" style:family="table-column">
      <style:table-column-properties style:column-width="15.296cm" style:rel-column-width="52759*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3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14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background-color="#00cc33" loext:char-shading-value="0"/>
    </style:style>
    <style:style style:name="MT5" style:family="text">
      <style:text-properties officeooo:rsid="004721c4"/>
    </style:style>
    <style:style style:name="MT6" style:family="text">
      <style:text-properties officeooo:rsid="001cef74" fo:background-color="#0084d1" loext:char-shading-value="0"/>
    </style:style>
    <style:style style:name="MT7" style:family="text">
      <style:text-properties officeooo:rsid="001cef74"/>
    </style:style>
    <style:style style:name="MT8" style:family="text">
      <style:text-properties fo:color="#ffcc00" officeooo:rsid="001cef74" fo:background-color="#ffcc00" loext:char-shading-value="0"/>
    </style:style>
    <style:style style:name="MT9" style:family="text">
      <style:text-properties officeooo:rsid="001cef74" fo:background-color="#ff6600" loext:char-shading-value="0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Cornice1" text:anchor-type="as-char" svg:width="3.475cm" style:rel-width="99%" svg:height="2.521cm" style:rel-height="scale-min" draw:z-index="0"><draw:text-box><text:p text:style-name="MP2"/></draw:text-box></draw:frame></text:p>
            </table:table-cell>
            <table:table-cell table:style-name="Tabella3.B1" office:value-type="string">
              <text:p text:style-name="MP3"><text:placeholder text:placeholder-type="text">&lt;company.name&gt;</text:placeholder></text:p>
              <text:p text:style-name="MP4"><text:placeholder text:placeholder-type="text">&lt;setLang(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3.A1" table:number-columns-spanned="2" office:value-type="string">
              <text:p text:style-name="MP7">Pag. <text:page-number text:select-page="current">1</text:page-number> di <text:page-count>1</text:page-count></text:p>
            </table:table-cell>
            <table:covered-table-cell/>
          </table:table-row>
        </table:table>
        <text:p text:style-name="MP8"/>
      </style:header>
      <style:footer>
        <text:p text:style-name="Footer"><text:span text:style-name="MT4"><text:s text:c="4"/></text:span><text:s/><text:span text:style-name="MT5">Contratti <text:s text:c="3"/></text:span><text:span text:style-name="MT6"><text:s text:c="4"/></text:span><text:span text:style-name="MT7"><text:s/>Contabilità analitica </text:span><text:span text:style-name="MT8"><text:s text:c="4"/></text:span><text:span text:style-name="MT7"><text:s/>Attività su pratiche <text:s text:c="28"/></text:span><text:span text:style-name="MT9"><text:s text:c="4"/></text:span><text:span text:style-name="MT7"><text:s/>Pratiche chiuse nel periodo (da fatturare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05T12:59:17.764564679</dc:date>
    <meta:editing-duration>P6DT10H43M21S</meta:editing-duration>
    <meta:editing-cycles>637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57" meta:word-count="157" meta:character-count="1547" meta:non-whitespace-character-count="1395"/>
    <meta:user-defined meta:name="Info 1"/>
    <meta:user-defined meta:name="Info 2"/>
    <meta:user-defined meta:name="Info 3"/>
    <meta:user-defined meta:name="Info 4"/>
  </office:meta>
</office:document-meta>
</file>